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10000365D00002584192D162F.svg" manifest:media-type=""/>
  <manifest:file-entry manifest:full-path="Pictures/2000000100002F70000039C65F32F215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paragraph-rsid="0011d10b" style:font-size-asian="24pt" style:font-weight-asian="bold" style:font-size-complex="24pt" style:font-weight-complex="bold"/>
    </style:style>
    <style:style style:name="T1" style:family="text">
      <style:text-properties officeooo:rsid="0011d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uktogramme der Firmware</text:span></text:p>
      <text:p text:style-name="P1"><draw:frame draw:style-name="fr1" draw:name="Grafik2" text:anchor-type="paragraph" svg:x="3.711cm" svg:y="8.525cm" svg:width="9.218cm" svg:height="11.225cm" draw:z-index="1"><draw:image xlink:href="Pictures/2000000100002F70000039C65F32F215.svg" xlink:type="simple" xlink:show="embed" xlink:actuate="onLoad"/></draw:frame><draw:frame draw:style-name="fr1" draw:name="Grafik1" text:anchor-type="paragraph" svg:x="3.491cm" svg:y="1.155cm" svg:width="9.663cm" svg:height="6.669cm" draw:z-index="0"><draw:image xlink:href="Pictures/200000010000365D00002584192D162F.sv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horsten Kattanek</meta:initial-creator>
    <meta:creation-date>2013-07-30T22:17:12</meta:creation-date>
    <dc:date>2013-07-30T22:20:27</dc:date>
    <dc:creator>Thorsten Kattanek</dc:creator>
    <meta:editing-duration>P0D</meta:editing-duration>
    <meta:editing-cycles>1</meta:editing-cycles>
    <meta:document-statistic meta:table-count="0" meta:image-count="2" meta:object-count="0" meta:page-count="1" meta:paragraph-count="1" meta:word-count="3" meta:character-count="26" meta:non-whitespace-character-count="24"/>
    <meta:generator>LibreOffice/3.6$Linux_X86_64 LibreOffice_project/360m1$Build-304</meta:generator>
  </office:meta>
</office:document-meta>
</file>